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8000003E173AB84A5378BC39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176d2b" officeooo:paragraph-rsid="00176d2b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83163312-7fff-92d9-367a-3be387cf9220"/><text:span text:style-name="T1"><draw:frame draw:style-name="fr1" draw:name="Image1" text:anchor-type="as-char" svg:width="7.0854in" svg:height="8.3693in" draw:z-index="0"><draw:image xlink:href="Pictures/1000000100000348000003E173AB84A5378BC39E.png" xlink:type="simple" xlink:show="embed" xlink:actuate="onLoad" draw:mime-type="image/png"/></draw:frame></text:span><text:s/></text:p>
      <text:p text:style-name="Standard"/>
      <text:p text:style-name="P1">Schéma architecture PostgreSQ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13:34:17.089000000</meta:creation-date>
    <dc:date>2023-12-05T13:35:43.277000000</dc:date>
    <meta:editing-duration>PT1M28S</meta:editing-duration>
    <meta:editing-cycles>1</meta:editing-cycles>
    <meta:generator>LibreOffice/7.5.5.2$Windows_X86_64 LibreOffice_project/ca8fe7424262805f223b9a2334bc7181abbcbf5e</meta:generator>
    <meta:document-statistic meta:table-count="0" meta:image-count="1" meta:object-count="0" meta:page-count="1" meta:paragraph-count="2" meta:word-count="3" meta:character-count="31" meta:non-whitespace-character-count="28"/>
  </office:meta>
</office:document-meta>
</file>